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Preformatted_20_Text">
      <style:text-properties fo:color="#000000" fo:font-size="8pt" style:font-size-asian="8pt" style:font-size-complex="8pt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8pt" style:font-size-asian="8pt" style:font-size-complex="8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fo:font-size="8pt" fo:font-weight="bold" style:font-size-asian="8pt" style:font-size-complex="8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color="#008000"/>
    </style:style>
    <style:style style:name="T2" style:family="text">
      <style:text-properties fo:font-weight="bold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fo:color="#0000ff"/>
    </style:style>
    <style:style style:name="T6" style:family="text">
      <style:text-properties fo:color="#dd0000"/>
    </style:style>
    <style:style style:name="T7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rte Poligonos</text:p>
      <text:p text:style-name="P6"><text:span text:style-name="T1"/></text:p>
      <text:p text:style-name="P6"><text:span text:style-name="T1"/></text:p>
      <text:p text:style-name="P6"><text:span text:style-name="T1">#include &lt;bits/stdc++.h&gt;</text:span></text:p>
      <text:p text:style-name="P8"/>
      <text:p text:style-name="P6"><text:span text:style-name="T2">using</text:span> <text:span text:style-name="T2">namespace</text:span> std;</text:p>
      <text:p text:style-name="P8"/>
      <text:p text:style-name="P6"><text:span text:style-name="T3">const</text:span> <text:span text:style-name="T3">double</text:span> EPS = <text:span text:style-name="T4">1e-6</text:span>;</text:p>
      <text:p text:style-name="P6"><text:span text:style-name="T3">const</text:span> <text:span text:style-name="T3">double</text:span> PI = acos(-<text:span text:style-name="T4">1.0</text:span>);</text:p>
      <text:p text:style-name="P8"/>
      <text:p text:style-name="P6"><text:span text:style-name="T2">struct</text:span> point {</text:p>
      <text:p text:style-name="P6"><text:s text:c="2"/><text:span text:style-name="T3">double</text:span> x, y;</text:p>
      <text:p text:style-name="P6"><text:s text:c="2"/>point(<text:span text:style-name="T3">double</text:span> _x = <text:span text:style-name="T4">0.0</text:span>, <text:span text:style-name="T3">double</text:span> _y = <text:span text:style-name="T4">0.0</text:span>) {</text:p>
      <text:p text:style-name="P6"><text:s text:c="4"/>x = _x; y = _y;</text:p>
      <text:p text:style-name="P6"><text:s text:c="2"/>}</text:p>
      <text:p text:style-name="P6">};</text:p>
      <text:p text:style-name="P8"/>
      <text:p text:style-name="P7">inline</text:p>
      <text:p text:style-name="P6"><text:span text:style-name="T3">int</text:span> compareTo(<text:span text:style-name="T3">double</text:span> x, <text:span text:style-name="T3">double</text:span> y, <text:span text:style-name="T3">double</text:span> tol=<text:span text:style-name="T4">1e-9</text:span>) {</text:p>
      <text:p text:style-name="P6"><text:s text:c="2"/><text:span text:style-name="T2">return</text:span> (x &lt;= y + tol) ? (x + tol &lt; y) ? -<text:span text:style-name="T5">1</text:span> : <text:span text:style-name="T5">0</text:span> : <text:span text:style-name="T5">1</text:span>;</text:p>
      <text:p text:style-name="P6">}</text:p>
      <text:p text:style-name="P8"/>
      <text:p text:style-name="P6"><text:span text:style-name="T3">int</text:span> L, C, K;</text:p>
      <text:p text:style-name="P8"/>
      <text:p text:style-name="P6">vector&lt;point&gt; init() {</text:p>
      <text:p text:style-name="P6"><text:s text:c="2"/>vector&lt;point&gt; P;</text:p>
      <text:p text:style-name="P6"><text:s text:c="2"/>P.push_back(point(<text:span text:style-name="T5">0</text:span>, <text:span text:style-name="T5">0</text:span>));</text:p>
      <text:p text:style-name="P6"><text:s text:c="2"/>P.push_back(point(L, <text:span text:style-name="T5">0</text:span>));</text:p>
      <text:p text:style-name="P6"><text:s text:c="2"/>P.push_back(point(L, L));</text:p>
      <text:p text:style-name="P6"><text:s text:c="2"/>P.push_back(point(<text:span text:style-name="T5">0</text:span>, L));</text:p>
      <text:p text:style-name="P6"><text:s text:c="2"/>P.push_back(point(<text:span text:style-name="T5">0</text:span>, <text:span text:style-name="T5">0</text:span>));</text:p>
      <text:p text:style-name="P8"/>
      <text:p text:style-name="P6"><text:s text:c="2"/><text:span text:style-name="T2">return</text:span> P;</text:p>
      <text:p text:style-name="P6">}</text:p>
      <text:p text:style-name="P8"/>
      <text:p text:style-name="P7">inline</text:p>
      <text:p text:style-name="P6"><text:span text:style-name="T3">double</text:span> cross(<text:span text:style-name="T3">const</text:span> point&amp; p, <text:span text:style-name="T3">const</text:span> point&amp; q, <text:span text:style-name="T3">const</text:span> point&amp; r) {</text:p>
      <text:p text:style-name="P6"><text:s text:c="2"/><text:span text:style-name="T2">return</text:span> (r.x - q.x) * (p.y - q.y) - (r.y - q.y) * (p.x - q.x);</text:p>
      <text:p text:style-name="P6">}</text:p>
      <text:p text:style-name="P8"/>
      <text:p text:style-name="P6"><text:span text:style-name="T3">double</text:span> angle(<text:span text:style-name="T3">const</text:span> point&amp; a, <text:span text:style-name="T3">const</text:span> point&amp; b, <text:span text:style-name="T3">const</text:span> point&amp; c) {</text:p>
      <text:p text:style-name="P6"><text:s text:c="2"/><text:span text:style-name="T3">double</text:span> ux = b.x - a.x, uy = b.y - a.y;</text:p>
      <text:p text:style-name="P6"><text:s text:c="2"/><text:span text:style-name="T3">double</text:span> vx = c.x - a.x, vy = c.y - a.y;</text:p>
      <text:p text:style-name="P8"/>
      <text:p text:style-name="P6"><text:s text:c="2"/><text:span text:style-name="T2">return</text:span> acos((ux*vx + uy*vy) /</text:p>
      <text:p text:style-name="P6"><text:s text:c="14"/>sqrt((ux*ux + uy*uy) * (vx*vx + vy*vy)));</text:p>
      <text:p text:style-name="P6">}</text:p>
      <text:p text:style-name="P8"/>
      <text:p text:style-name="P6"><text:span text:style-name="T3">bool</text:span> in_polygon(<text:span text:style-name="T3">const</text:span> point&amp; p, <text:span text:style-name="T3">const</text:span> vector&lt;point&gt;&amp; P) {</text:p>
      <text:p text:style-name="P6"><text:s text:c="2"/><text:span text:style-name="T2">if</text:span>(P.size() == <text:span text:style-name="T5">0</text:span>) <text:span text:style-name="T2">return</text:span> <text:span text:style-name="T2">false</text:span>;</text:p>
      <text:p text:style-name="P8"/>
      <text:p text:style-name="P6"><text:s text:c="2"/><text:span text:style-name="T3">double</text:span> sum = <text:span text:style-name="T5">0</text:span>;</text:p>
      <text:p text:style-name="P6"><text:s text:c="2"/><text:span text:style-name="T2">for</text:span>(<text:span text:style-name="T3">int</text:span> i = <text:span text:style-name="T5">0</text:span>; i &lt; P.size()-<text:span text:style-name="T5">1</text:span>; i++) {</text:p>
      <text:p text:style-name="P6"><text:s text:c="4"/><text:span text:style-name="T2">if</text:span>(cross(p, P[i], P[i+<text:span text:style-name="T5">1</text:span>]) &lt; <text:span text:style-name="T5">0</text:span>)</text:p>
      <text:p text:style-name="P6"><text:s text:c="6"/>sum -= angle(p, P[i], P[i+<text:span text:style-name="T5">1</text:span>]);</text:p>
      <text:p text:style-name="P6"><text:s text:c="4"/><text:span text:style-name="T2">else</text:span></text:p>
      <text:p text:style-name="P6"><text:s text:c="6"/>sum += angle(p, P[i], P[i+<text:span text:style-name="T5">1</text:span>]);</text:p>
      <text:p text:style-name="P6"><text:s text:c="2"/>}</text:p>
      <text:p text:style-name="P8"/>
      <text:p text:style-name="P6"><text:s text:c="2"/><text:span text:style-name="T2">return</text:span> (fabs(sum - <text:span text:style-name="T5">2</text:span>*PI) &lt; EPS || fabs(sum + <text:span text:style-name="T5">2</text:span>*PI) &lt; EPS);</text:p>
      <text:p text:style-name="P6">}</text:p>
      <text:p text:style-name="P8"/>
      <text:p text:style-name="P6"><text:span text:style-name="T3">double</text:span> area(<text:span text:style-name="T3">const</text:span> vector&lt;point&gt;&amp; P) {</text:p>
      <text:p text:style-name="P6"><text:s text:c="2"/><text:span text:style-name="T3">double</text:span> result = <text:span text:style-name="T4">0.0</text:span>, x1, y1, x2, y2;</text:p>
      <text:p text:style-name="P6"><text:s text:c="2"/><text:span text:style-name="T2">for</text:span>(<text:span text:style-name="T3">int</text:span> i = <text:span text:style-name="T5">0</text:span>; i &lt; P.size()-<text:span text:style-name="T5">1</text:span>; i++) {</text:p>
      <text:p text:style-name="P6"><text:s text:c="4"/>x1 = P[i].x; x2 = P[i+<text:span text:style-name="T5">1</text:span>].x;</text:p>
      <text:p text:style-name="P6"><text:s text:c="4"/>y1 = P[i].y; y2 = P[i+<text:span text:style-name="T5">1</text:span>].y;</text:p>
      <text:p text:style-name="P8"/>
      <text:p text:style-name="P6"><text:s text:c="4"/>result += (x1 * y2 - x2 * y1);</text:p>
      <text:p text:style-name="P6"><text:s text:c="2"/>}</text:p>
      <text:p text:style-name="P8"/>
      <text:p text:style-name="P6"><text:s text:c="2"/><text:span text:style-name="T2">return</text:span> fabs(result) * <text:span text:style-name="T4">0.5</text:span>;</text:p>
      <text:p text:style-name="P6">}</text:p>
      <text:p text:style-name="P8"/>
      <text:p text:style-name="P6">point line_intersect_seg(<text:span text:style-name="T3">const</text:span> point&amp; p, <text:span text:style-name="T3">const</text:span> point&amp; q, <text:span text:style-name="T3">const</text:span> point&amp; A, <text:span text:style-name="T3">const</text:span> point&amp; B) {</text:p>
      <text:p text:style-name="P6"><text:s text:c="2"/><text:span text:style-name="T3">double</text:span> a = B.y - A.y;</text:p>
      <text:p text:style-name="P6"><text:s text:c="2"/><text:span text:style-name="T3">double</text:span> b = A.x - B.x;</text:p>
      <text:p text:style-name="P6"><text:s text:c="2"/><text:span text:style-name="T3">double</text:span> c = B.x * A.y - A.x * B.y;</text:p>
      <text:p text:style-name="P6"><text:s text:c="2"/><text:span text:style-name="T3">double</text:span> u = fabs(a * p.x + b * p.y + c);</text:p>
      <text:p text:style-name="P6"><text:s text:c="2"/><text:span text:style-name="T3">double</text:span> v = fabs(a * q.x + b * q.y + c);</text:p>
      <text:p text:style-name="P8"/>
      <text:p text:style-name="P6"><text:s text:c="2"/><text:span text:style-name="T2">return</text:span> point((p.x * v + q.x * u) / (u + v),</text:p>
      <text:p text:style-name="P6"><text:s text:c="15"/>(p.y * v + q.y * u) / (u + v));</text:p>
      <text:p text:style-name="P6">}</text:p>
      <text:p text:style-name="P8"/>
      <text:p text:style-name="P6"><text:span text:style-name="T3">bool</text:span> on_polygon(<text:span text:style-name="T3">const</text:span> point&amp; p, <text:span text:style-name="T3">const</text:span> vector&lt;point&gt;&amp; P) {</text:p>
      <text:p text:style-name="P6"><text:s text:c="2"/>point inf(<text:span text:style-name="T4">1000.458</text:span>, <text:span text:style-name="T5">4521</text:span>);</text:p>
      <text:p text:style-name="P6"><text:s text:c="2"/><text:span text:style-name="T2">for</text:span>(<text:span text:style-name="T3">int</text:span> i = <text:span text:style-name="T5">0</text:span>; i &lt; P.size()-<text:span text:style-name="T5">1</text:span>; i++) {</text:p>
      <text:p text:style-name="P6"><text:s text:c="4"/>point inter = line_intersect_seg(p, inf, P[i], P[i+<text:span text:style-name="T5">1</text:span>]);</text:p>
      <text:p text:style-name="P6"><text:s text:c="4"/><text:span text:style-name="T2">if</text:span>(compareTo(p.x, inter.x) == <text:span text:style-name="T5">0</text:span> &amp;&amp; compareTo(p.y, inter.y) == <text:span text:style-name="T5">0</text:span>)</text:p>
      <text:p text:style-name="P6"><text:s text:c="6"/><text:span text:style-name="T2">return</text:span> <text:span text:style-name="T2">true</text:span>;</text:p>
      <text:p text:style-name="P6"><text:s text:c="2"/>}</text:p>
      <text:p text:style-name="P6"><text:s text:c="2"/><text:span text:style-name="T2">return</text:span> <text:span text:style-name="T2">false</text:span>;</text:p>
      <text:p text:style-name="P6">}</text:p>
      <text:p text:style-name="P8"/>
      <text:p text:style-name="P6">vector&lt;point&gt; cut_polygon(<text:span text:style-name="T3">const</text:span> point&amp; a, <text:span text:style-name="T3">const</text:span> point&amp; b, <text:span text:style-name="T3">const</text:span> vector&lt;point&gt;&amp; Q) {</text:p>
      <text:p text:style-name="P6"><text:s text:c="2"/>vector&lt;point&gt; P;</text:p>
      <text:p text:style-name="P8"/>
      <text:p text:style-name="P6"><text:s text:c="2"/><text:span text:style-name="T2">for</text:span>(<text:span text:style-name="T3">int</text:span> i = <text:span text:style-name="T5">0</text:span>; i &lt; Q.size(); i++) {</text:p>
      <text:p text:style-name="P6"><text:s text:c="4"/><text:span text:style-name="T3">double</text:span> left1 = cross(a, b, Q[i]);</text:p>
      <text:p text:style-name="P6"><text:s text:c="4"/><text:span text:style-name="T3">double</text:span> left2 = <text:span text:style-name="T4">0.0</text:span>;</text:p>
      <text:p text:style-name="P8"/>
      <text:p text:style-name="P6"><text:s text:c="4"/><text:span text:style-name="T2">if</text:span>(i != Q.size() - <text:span text:style-name="T5">1</text:span>)</text:p>
      <text:p text:style-name="P6"><text:s text:c="6"/>left2 = cross(a, b, Q[i+<text:span text:style-name="T5">1</text:span>]);</text:p>
      <text:p text:style-name="P8"><text:soft-page-break/></text:p>
      <text:p text:style-name="P6"><text:s text:c="4"/><text:span text:style-name="T2">if</text:span>(left1 &gt; -EPS)</text:p>
      <text:p text:style-name="P6"><text:s text:c="6"/>P.push_back(Q[i]);</text:p>
      <text:p text:style-name="P8"/>
      <text:p text:style-name="P6"><text:s text:c="4"/><text:span text:style-name="T2">if</text:span>(left1 * left2 &lt; -EPS)</text:p>
      <text:p text:style-name="P6"><text:s text:c="6"/>P.push_back(line_intersect_seg(Q[i], Q[i+<text:span text:style-name="T5">1</text:span>], a, b));</text:p>
      <text:p text:style-name="P6"><text:s text:c="2"/>}</text:p>
      <text:p text:style-name="P8"/>
      <text:p text:style-name="P6"><text:s text:c="2"/><text:span text:style-name="T2">if</text:span>(P.empty())</text:p>
      <text:p text:style-name="P6"><text:s text:c="4"/><text:span text:style-name="T2">return</text:span> P;</text:p>
      <text:p text:style-name="P8"/>
      <text:p text:style-name="P6"><text:s text:c="2"/><text:span text:style-name="T2">if</text:span>(fabs(P.back().x - P.front().x) &gt; EPS ||</text:p>
      <text:p text:style-name="P6"><text:s text:c="5"/>fabs(P.back().y - P.front().y) &gt; EPS) {</text:p>
      <text:p text:style-name="P6"><text:s text:c="4"/>P.push_back(P.front());</text:p>
      <text:p text:style-name="P6"><text:s text:c="2"/>}</text:p>
      <text:p text:style-name="P8"/>
      <text:p text:style-name="P6"><text:s text:c="2"/><text:span text:style-name="T2">return</text:span> P;</text:p>
      <text:p text:style-name="P6">}</text:p>
      <text:p text:style-name="P8"/>
      <text:p text:style-name="P6"><text:span text:style-name="T3">void</text:span> solve() {</text:p>
      <text:p text:style-name="P6"><text:s text:c="2"/>vector&lt;point&gt; cookies(C);</text:p>
      <text:p text:style-name="P6"><text:s text:c="2"/>vector&lt;<text:span text:style-name="T3">bool</text:span>&gt; seen(C);</text:p>
      <text:p text:style-name="P6"><text:s text:c="2"/><text:span text:style-name="T2">for</text:span>(<text:span text:style-name="T3">int</text:span> i = <text:span text:style-name="T5">0</text:span>; i &lt; C; i++)</text:p>
      <text:p text:style-name="P6"><text:s text:c="4"/>cin &gt;&gt; cookies[i].x &gt;&gt; cookies[i].y;</text:p>
      <text:p text:style-name="P8"/>
      <text:p text:style-name="P6"><text:s text:c="2"/>vector&lt; vector&lt;point&gt; &gt; polys;</text:p>
      <text:p text:style-name="P6"><text:s text:c="2"/>polys.push_back(init());</text:p>
      <text:p text:style-name="P8"/>
      <text:p text:style-name="P6"><text:s text:c="2"/><text:span text:style-name="T2">for</text:span>(<text:span text:style-name="T3">int</text:span> i = <text:span text:style-name="T5">0</text:span>; i &lt; K; i++) {</text:p>
      <text:p text:style-name="P6"><text:s text:c="4"/>point a, b;</text:p>
      <text:p text:style-name="P6"><text:s text:c="4"/>cin &gt;&gt; a.x &gt;&gt; a.y &gt;&gt; b.x &gt;&gt; b.y;</text:p>
      <text:p text:style-name="P8"/>
      <text:p text:style-name="P6"><text:s text:c="4"/>vector&lt; vector&lt;point&gt; &gt; curr;</text:p>
      <text:p text:style-name="P8"/>
      <text:p text:style-name="P6"><text:s text:c="4"/><text:span text:style-name="T2">for</text:span>(<text:span text:style-name="T3">int</text:span> j = <text:span text:style-name="T5">0</text:span>; j &lt; polys.size(); j++) {</text:p>
      <text:p text:style-name="P6"><text:s text:c="6"/>vector&lt;point&gt; Q = cut_polygon(a, b, polys[j]);</text:p>
      <text:p text:style-name="P6"><text:s text:c="6"/><text:span text:style-name="T2">if</text:span>(Q.size() &gt; <text:span text:style-name="T5">1</text:span>) {</text:p>
      <text:p text:style-name="P6"><text:s text:c="8"/>curr.push_back(Q);</text:p>
      <text:p text:style-name="P6"><text:s text:c="8"/>Q = cut_polygon(b, a, polys[j]);</text:p>
      <text:p text:style-name="P6"><text:s text:c="8"/><text:span text:style-name="T2">if</text:span>(Q.size() &gt; <text:span text:style-name="T5">1</text:span>)</text:p>
      <text:p text:style-name="P6"><text:s text:c="10"/>curr.push_back(Q);</text:p>
      <text:p text:style-name="P6"><text:s text:c="6"/>}</text:p>
      <text:p text:style-name="P6"><text:s text:c="6"/><text:span text:style-name="T2">else</text:span> {</text:p>
      <text:p text:style-name="P6"><text:s text:c="8"/>curr.push_back(polys[j]);</text:p>
      <text:p text:style-name="P6"><text:s text:c="6"/>}</text:p>
      <text:p text:style-name="P6"><text:s text:c="4"/>}</text:p>
      <text:p text:style-name="P8"/>
      <text:p text:style-name="P6"><text:s text:c="4"/>polys = curr;</text:p>
      <text:p text:style-name="P6"><text:s text:c="2"/>}</text:p>
      <text:p text:style-name="P8"/>
      <text:p text:style-name="P6"><text:s text:c="2"/><text:span text:style-name="T3">double</text:span> ans = -<text:span text:style-name="T5">1</text:span>;</text:p>
      <text:p text:style-name="P6"><text:s text:c="2"/><text:span text:style-name="T2">for</text:span>(<text:span text:style-name="T3">int</text:span> i = <text:span text:style-name="T5">0</text:span>; i &lt; polys.size(); i++) {</text:p>
      <text:p text:style-name="P6"><text:s text:c="4"/><text:span text:style-name="T3">int</text:span> cnt = <text:span text:style-name="T5">0</text:span>;</text:p>
      <text:p text:style-name="P6"><text:s text:c="4"/><text:span text:style-name="T3">double</text:span> a = area(polys[i]);</text:p>
      <text:p text:style-name="P6"><text:s text:c="4"/><text:span text:style-name="T2">for</text:span>(<text:span text:style-name="T3">int</text:span> j = <text:span text:style-name="T5">0</text:span>; j &lt; C; j++) <text:span text:style-name="T2">if</text:span>(!seen[j]) {</text:p>
      <text:p text:style-name="P6"><text:s text:c="6"/><text:span text:style-name="T2">if</text:span>(in_polygon(cookies[j], polys[i]) &amp;&amp; !on_polygon(cookies[j], polys[i])) {</text:p>
      <text:p text:style-name="P6"><text:s text:c="8"/>cnt++;</text:p>
      <text:p text:style-name="P6"><text:s text:c="8"/>seen[j] = <text:span text:style-name="T2">true</text:span>;</text:p>
      <text:p text:style-name="P6"><text:s text:c="6"/>}</text:p>
      <text:p text:style-name="P6"><text:s text:c="4"/>}</text:p>
      <text:p text:style-name="P6"><text:s text:c="4"/>ans = max(ans, cnt/a);</text:p>
      <text:p text:style-name="P6"><text:s text:c="2"/>}</text:p>
      <text:p text:style-name="P8"/>
      <text:p text:style-name="P6"><text:s text:c="2"/>printf(<text:span text:style-name="T6">"%.03f</text:span><text:span text:style-name="T7">\n</text:span><text:span text:style-name="T6">"</text:span>, ans);</text:p>
      <text:p text:style-name="P6">}</text:p>
      <text:p text:style-name="P8"/>
      <text:p text:style-name="P6"><text:span text:style-name="T3">int</text:span> main() {</text:p>
      <text:p text:style-name="P6"><text:s text:c="2"/>ios_base::sync_with_stdio(<text:span text:style-name="T2">false</text:span>);</text:p>
      <text:p text:style-name="P8"/>
      <text:p text:style-name="P6"><text:s text:c="2"/><text:span text:style-name="T2">while</text:span>(cin &gt;&gt; L &gt;&gt; C &gt;&gt; K) {</text:p>
      <text:p text:style-name="P6"><text:s text:c="4"/><text:span text:style-name="T2">if</text:span>((L|C|K) == <text:span text:style-name="T5">0</text:span>)</text:p>
      <text:p text:style-name="P6"><text:s text:c="6"/><text:span text:style-name="T2">break</text:span>;</text:p>
      <text:p text:style-name="P6"><text:s text:c="4"/>solve();</text:p>
      <text:p text:style-name="P6"><text:s text:c="2"/>}</text:p>
      <text:p text:style-name="P8"/>
      <text:p text:style-name="P6"><text:s text:c="2"/><text:span text:style-name="T2">return</text:span> <text:span text:style-name="T5">0</text:span>;</text:p>
      <text:p text:style-name="P4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oordenadas Polares</text:p>
      <text:p text:style-name="P2"><text:span text:style-name="T2">typedef</text:span> pair&lt;<text:span text:style-name="T3">double</text:span>, <text:span text:style-name="T3">double</text:span>&gt; segment;</text:p>
      <text:p text:style-name="P8"/>
      <text:p text:style-name="P6"><text:span text:style-name="T3">const</text:span> <text:span text:style-name="T3">int</text:span> maxn = <text:span text:style-name="T5">1010</text:span>;</text:p>
      <text:p text:style-name="P8"/>
      <text:p text:style-name="P6"><text:span text:style-name="T3">int</text:span> n;</text:p>
      <text:p text:style-name="P6">segment cristals[maxn];</text:p>
      <text:p text:style-name="P8"/>
      <text:p text:style-name="P6"><text:span text:style-name="T3">int</text:span> sign(<text:span text:style-name="T3">double</text:span> x) {</text:p>
      <text:p text:style-name="P6"><text:s text:c="4"/><text:span text:style-name="T2">return</text:span> x != <text:span text:style-name="T5">0</text:span> ? (x &lt; <text:span text:style-name="T5">0</text:span> ? -<text:span text:style-name="T5">1</text:span> : <text:span text:style-name="T5">1</text:span>) : <text:span text:style-name="T5">0</text:span>;</text:p>
      <text:p text:style-name="P6">}</text:p>
      <text:p text:style-name="P8"/>
      <text:p text:style-name="P6"><text:s/><text:span text:style-name="T3">bool</text:span> cmp(segment a, segment b) {</text:p>
      <text:p text:style-name="P6"><text:s text:c="4"/><text:span text:style-name="T2">return</text:span> sign(sign(a.first - b.first) != <text:span text:style-name="T5">0</text:span>? a.first - b.first : a.second - b.second) &gt; <text:span text:style-name="T5">0</text:span>;</text:p>
      <text:p text:style-name="P6">}</text:p>
      <text:p text:style-name="P8"/>
      <text:p text:style-name="P6"><text:span text:style-name="T3">int</text:span> calc_shots() {</text:p>
      <text:p text:style-name="P6"><text:s text:c="4"/><text:span text:style-name="T3">int</text:span> ans = <text:span text:style-name="T5">0</text:span>;</text:p>
      <text:p text:style-name="P8"/>
      <text:p text:style-name="P6"><text:s text:c="4"/>sort(cristals, cristals+n);</text:p>
      <text:p text:style-name="P8"/>
      <text:p text:style-name="P6"><text:s text:c="4"/><text:span text:style-name="T3">double</text:span> prev = <text:span text:style-name="T4">1e200</text:span>;</text:p>
      <text:p text:style-name="P8"/>
      <text:p text:style-name="P6"><text:s text:c="4"/><text:span text:style-name="T2">for</text:span>(<text:span text:style-name="T3">int</text:span> i = n-<text:span text:style-name="T5">1</text:span>; i &gt;= <text:span text:style-name="T5">0</text:span>; i--) {</text:p>
      <text:p text:style-name="P6"><text:s text:c="8"/><text:span text:style-name="T2">if</text:span>(cristals[i].second &lt; prev - EPS) {</text:p>
      <text:p text:style-name="P6"><text:s text:c="12"/>prev = cristals[i].first;</text:p>
      <text:p text:style-name="P6"><text:s text:c="12"/>ans++;</text:p>
      <text:p text:style-name="P6"><text:s text:c="8"/>}</text:p>
      <text:p text:style-name="P6"><text:s text:c="4"/>}</text:p>
      <text:p text:style-name="P8"/>
      <text:p text:style-name="P6"><text:s text:c="4"/><text:span text:style-name="T2">return</text:span> ans;</text:p>
      <text:p text:style-name="P6">}</text:p>
      <text:p text:style-name="P8"/>
      <text:p text:style-name="P6"><text:span text:style-name="T3">int</text:span> main() {</text:p>
      <text:p text:style-name="P6"><text:s text:c="4"/><text:span text:style-name="T2">while</text:span>(~scanf(<text:span text:style-name="T6">"%d"</text:span>, &amp;n) &amp;&amp; n) {</text:p>
      <text:p text:style-name="P6"><text:s text:c="8"/><text:span text:style-name="T2">for</text:span>(<text:span text:style-name="T3">int</text:span> i = <text:span text:style-name="T5">0</text:span>; i &lt; n; i++) {</text:p>
      <text:p text:style-name="P6"><text:s text:c="12"/><text:span text:style-name="T3">int</text:span> x1, y1, x2, y2;</text:p>
      <text:p text:style-name="P6"><text:s text:c="12"/>scanf(<text:span text:style-name="T6">"%d%d%d%d"</text:span>, &amp;x1, &amp;y1, &amp;x2, &amp;y2);</text:p>
      <text:p text:style-name="P6"><text:s text:c="12"/><text:span text:style-name="T3">double</text:span> t1 = atan2(y1, x1);</text:p>
      <text:p text:style-name="P6"><text:s text:c="12"/><text:span text:style-name="T3">double</text:span> t2 = atan2(y2, x2);</text:p>
      <text:p text:style-name="P8"/>
      <text:p text:style-name="P6"><text:s text:c="12"/>cristals[i] = segment(min(t1, t2), max(t1, t2));</text:p>
      <text:p text:style-name="P6"><text:s text:c="8"/>}</text:p>
      <text:p text:style-name="P8"/>
      <text:p text:style-name="P6"><text:s text:c="8"/>printf(<text:span text:style-name="T6">"%d</text:span><text:span text:style-name="T7">\n</text:span><text:span text:style-name="T6">"</text:span>, calc_shots());</text:p>
      <text:p text:style-name="P6"><text:s text:c="4"/>}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solid"/>
          <style:column style:rel-width="6786*" fo:start-indent="0cm" fo:end-indent="0cm"/>
          <style:column style:rel-width="67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ÁN TENORIO</meta:initial-creator>
    <meta:creation-date>2013-05-18T11:30:52</meta:creation-date>
    <dc:date>2013-05-18T11:36:21</dc:date>
    <dc:creator>JULIÁN TENORIO</dc:creator>
    <meta:editing-duration>P0D</meta:editing-duration>
    <meta:editing-cycles>1</meta:editing-cycles>
    <meta:generator>LibreOffice/3.5$Linux_X86_64 LibreOffice_project/350m1$Build-202</meta:generator>
    <meta:document-statistic meta:table-count="0" meta:image-count="0" meta:object-count="0" meta:page-count="3" meta:paragraph-count="176" meta:word-count="775" meta:character-count="4620" meta:non-whitespace-character-count="3453"/>
  </office:meta>
</office:document-meta>
</file>